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22pt" style:font-size-asian="22pt" style:font-size-complex="22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16pt" style:font-size-asian="16pt" style:font-size-complex="16pt"/>
    </style:style>
    <style:style style:name="T1" style:family="text">
      <style:text-properties style:language-asian="ja" style:country-asian="J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rapport</text:p>
      <text:p text:style-name="P3"/>
      <text:p text:style-name="P3">Testfall 1, State management och menyer</text:p>
      <text:p text:style-name="P3"/>
      <text:p text:style-name="P4">Version: Supesu 2014-06-01</text:p>
      <text:p text:style-name="P4"/>
      <text:p text:style-name="P1">Testas genom kompilering av kod och sedan körs manuellt.</text:p>
      <text:p text:style-name="P4"/>
      <text:p text:style-name="P4">Resultat</text:p>
      <text:p text:style-name="P1"/>
      <text:p text:style-name="P1">Pass</text:p>
      <text:p text:style-name="P1"/>
      <text:p text:style-name="P3"/>
      <text:p text:style-name="P3">Testfall <text:span text:style-name="T1">2, Spelarens farkost och vanliga fiender</text:span></text:p>
      <text:p text:style-name="P3"/>
      <text:p text:style-name="P4">Version: Supesu<text:span text:style-name="T1"> 2014-06-01</text:span></text:p>
      <text:p text:style-name="P4"/>
      <text:p text:style-name="P1">Testas genom kompilering av kod och sedan körs manuellt.</text:p>
      <text:p text:style-name="P4"/>
      <text:p text:style-name="P4">Resultat</text:p>
      <text:p text:style-name="P1"><text:s/></text:p>
      <text:p text:style-name="P1">Pass</text:p>
      <text:p text:style-name="P3"/>
      <text:p text:style-name="P3">Testfall <text:span text:style-name="T1">3, Fiender och boss nivå 1</text:span></text:p>
      <text:p text:style-name="P3"/>
      <text:p text:style-name="P4">Version: Supesu 2014-06-01</text:p>
      <text:p text:style-name="P4"/>
      <text:p text:style-name="P1">Testas genom kompilering av kod och sedan körs manuellt.</text:p>
      <text:p text:style-name="P4"/>
      <text:p text:style-name="P4">Resultat</text:p>
      <text:p text:style-name="P1"/>
      <text:p text:style-name="P1">Pas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Testfall <text:span text:style-name="T1">4, Poäng</text:span></text:p>
      <text:p text:style-name="P3"/>
      <text:p text:style-name="P4">Version: Supesu 2014-06-01</text:p>
      <text:p text:style-name="P4"/>
      <text:p text:style-name="P1">Testas genom kompilering av kod och sedan körs manuellt.</text:p>
      <text:p text:style-name="P4"/>
      <text:p text:style-name="P4">Resultat</text:p>
      <text:p text:style-name="P1"/>
      <text:p text:style-name="P1">Pass</text:p>
      <text:p text:style-name="P3"/>
      <text:p text:style-name="P3">Testfall <text:span text:style-name="T1">5, Svårighetsgrader</text:span></text:p>
      <text:p text:style-name="P3"/>
      <text:p text:style-name="P4">Version: Supesu 2014-06-01</text:p>
      <text:p text:style-name="P4"/>
      <text:p text:style-name="P1">Testas genom kompilering av kod och sedan körs manuellt.</text:p>
      <text:p text:style-name="P4"/>
      <text:p text:style-name="P4">Resultat</text:p>
      <text:p text:style-name="P1"/>
      <text:p text:style-name="P1">Pass</text:p>
      <text:p text:style-name="P1"/>
      <text:p text:style-name="P3">Testfall <text:span text:style-name="T1">6, Nivå 2</text:span></text:p>
      <text:p text:style-name="P3"/>
      <text:p text:style-name="P4">Version: Supesu 2014-06-01</text:p>
      <text:p text:style-name="P4"/>
      <text:p text:style-name="P1">Testas genom kompilering av kod och sedan körs manuellt.</text:p>
      <text:p text:style-name="P4"/>
      <text:p text:style-name="P4">Resultat</text:p>
      <text:p text:style-name="P1"/>
      <text:p text:style-name="P1">Pass</text:p>
      <text:p text:style-name="P1"/>
      <text:p text:style-name="P3">Testfall <text:span text:style-name="T1">7, Unlockables</text:span></text:p>
      <text:p text:style-name="P3"/>
      <text:p text:style-name="P4">Version: Supesu 2014-06-01</text:p>
      <text:p text:style-name="P4"/>
      <text:p text:style-name="P1">Testas genom kompilering av kod och sedan körs manuellt.</text:p>
      <text:p text:style-name="P4"/>
      <text:p text:style-name="P4">Resultat</text:p>
      <text:p text:style-name="P1"/>
      <text:p text:style-name="P1">Pass</text:p>
      <text:p text:style-name="P1"/>
      <text:p text:style-name="P1"/>
      <text:p text:style-name="P1"/>
      <text:p text:style-name="P3"><text:soft-page-break/>Testfall <text:span text:style-name="T1">8, Options</text:span></text:p>
      <text:p text:style-name="P3"/>
      <text:p text:style-name="P4">Version: Supesu 2014-06-01</text:p>
      <text:p text:style-name="P4"/>
      <text:p text:style-name="P1">Testas genom kompilering av kod och sedan körs manuellt.</text:p>
      <text:p text:style-name="P4"/>
      <text:p text:style-name="P4">Resultat</text:p>
      <text:p text:style-name="P1"/>
      <text:p text:style-name="P1">Pa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8S</meta:editing-duration>
    <meta:editing-cycles>7</meta:editing-cycles>
    <meta:generator>OpenOffice/4.0.1$Win32 OpenOffice.org_project/401m5$Build-9714</meta:generator>
    <dc:date>2014-06-01T16:19:16.76</dc:date>
    <meta:document-statistic meta:table-count="0" meta:image-count="0" meta:object-count="0" meta:page-count="3" meta:paragraph-count="42" meta:word-count="149" meta:character-count="992"/>
    <meta:user-defined meta:name="Info 1"/>
    <meta:user-defined meta:name="Info 2"/>
    <meta:user-defined meta:name="Info 3"/>
    <meta:user-defined meta:name="Info 4"/>
  </office:meta>
</office:document-meta>
</file>